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9c5ff" officeooo:paragraph-rsid="0009c5ff" style:font-size-asian="12.25pt" style:font-size-complex="14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officeooo:rsid="000877fb"/>
    </style:style>
    <style:style style:name="T4" style:family="text">
      <style:text-properties officeooo:rsid="000877fb"/>
    </style:style>
    <style:style style:name="T5" style:family="text">
      <style:text-properties officeooo:rsid="000b4745"/>
    </style:style>
    <style:style style:name="T6" style:family="text">
      <style:text-properties officeooo:rsid="000c6ea9"/>
    </style:style>
    <style:style style:name="T7" style:family="text">
      <style:text-properties officeooo:rsid="000dc6f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Cmput 313 </text:p>
      <text:p text:style-name="Standard"/>
      <text:p text:style-name="P2">Assignment <text:span text:style-name="T2">1</text:span></text:p>
      <text:p text:style-name="P5"/>
      <text:p text:style-name="P5">by:</text:p>
      <text:p text:style-name="P3">Chase McCarty</text:p>
      <text:p text:style-name="P3">Eden Mar</text:p>
      <text:p text:style-name="P3"/>
      <text:p text:style-name="P3"/>
      <text:p text:style-name="P5">Professor Janelle Harm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tab/>The simulation performed has been used to determine the impact that error-correction encoding has on the throughput of a communication channel. In our simulations, the value of K range from 0 to 5, for each value of e <text:span text:style-name="T7">ranging from 0.0001 to 0.0020,</text:span> all other variables remain<text:span text:style-name="T7">ing</text:span> constant<text:span text:style-name="T6">(A = 500, K = 0-5, F = 6000, e = 0.0001 to 0.0020, R = 600000, T = 5 (1, 2, 3, 4, 5))</text:span></text:p>
      <text:p text:style-name="P4"/>
      <text:p text:style-name="P4"><text:tab/>At a value of K=0, no error-correction encoding is used. As K increases, a larger number of check bits are required to transmit each frame, however, more bad bits can be tolerated before having to retransmit the frame. </text:p>
      <text:p text:style-name="P4"/>
      <text:p text:style-name="P4"><text:tab/>In our testing we found the optimal value of K to be to be K = <text:span text:style-name="T4">5</text:span><text:span text:style-name="T1"> </text:span><text:span text:style-name="T2">at a value of e = </text:span><text:span text:style-name="T3">0.0001</text:span><text:span text:style-name="T2">. As the Value of e increases, </text:span><text:span text:style-name="T3">the throughput decreases, as the rate of bad bits (and therefore bad frames) increases.</text:span></text:p>
      <text:p text:style-name="P6"/>
      <text:p text:style-name="P6"/>
      <text:p text:style-name="P6"><draw:frame draw:style-name="fr1" draw:name="Object1" text:anchor-type="paragraph" svg:x="4.2665in" svg:y="0.2193in" svg:width="2.4256in" svg:height="3.7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" draw:name="Object2" text:anchor-type="paragraph" svg:x="0.1937in" svg:y="0.0173in" svg:width="2.4465in" svg:height="3.7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e <text:span text:style-name="T5">trend</text:span> within the values of K is consistent with what is to be expected, but the <text:span text:style-name="T5">trend</text:span> between K's is not. <text:span text:style-name="T5">The expectation is that the throughput should be between the values of 0 and 1, meaning there is an bug within our code that was not resolved in time. Second, the expectation is that eventually, as the value of K increases, the number of total bits transmitted increases, resulting in more error bit padding and therefore more chances for errors. This is not seen within the data either, and not for a lack of small sample size; K values as high as 100 were attempted, but the trend holds, which again points to a bug in our final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e McCarty</meta:initial-creator>
    <meta:creation-date>2014-10-01T14:57:43</meta:creation-date>
    <dc:date>2014-10-02T13:30:28.682426608</dc:date>
    <meta:editing-duration>PT1H40M50S</meta:editing-duration>
    <meta:editing-cycles>8</meta:editing-cycles>
    <meta:generator>LibreOffice/4.2.6.3$Linux_X86_64 LibreOffice_project/420m0$Build-3</meta:generator>
    <meta:document-statistic meta:table-count="0" meta:image-count="0" meta:object-count="2" meta:page-count="2" meta:paragraph-count="10" meta:word-count="287" meta:character-count="1516" meta:non-whitespace-character-count="1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39(2.39, 2.39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1.09(-.71, 2.89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62(-1.83, 3.07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52(-.16, 1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1(.01, .0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98(2.98, 2.98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29(1.32, 3.25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86(.68, 1.05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10(-.01, 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3.51(3.51, 3.51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57(1.27, 3.87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1.63(-.96, 4.23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15(.04, .27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3(.02, .03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3:12:10.079679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</table:table-row>
        <table:table-row table:style-name="ro1">
          <table:table-cell office:value-type="string" calcext:value-type="string">
            <text:p>K = 0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80(.63, .97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4 (.03, .24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1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92 (.92, .92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39 (-.35, 1.13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4(.03, .05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3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 2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71 (1.71, 1.71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1.25 (.62, 1.89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35 (.03, .66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3(.03, .03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3:12:54.022508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